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8ca3a" officeooo:paragraph-rsid="0008ca3a"/>
    </style:style>
    <style:style style:name="P2" style:family="paragraph" style:parent-style-name="Standard">
      <style:paragraph-properties fo:text-align="center" style:justify-single-word="false"/>
      <style:text-properties officeooo:rsid="0008ca3a" officeooo:paragraph-rsid="0008ca3a"/>
    </style:style>
    <style:style style:name="P3" style:family="paragraph" style:parent-style-name="Standard">
      <style:text-properties fo:font-style="italic" officeooo:rsid="0008ca3a" officeooo:paragraph-rsid="0008ca3a" style:font-style-asian="italic" style:font-style-complex="italic"/>
    </style:style>
    <style:style style:name="P4" style:family="paragraph" style:parent-style-name="Standard">
      <style:text-properties officeooo:rsid="0008d916" officeooo:paragraph-rsid="0008d916"/>
    </style:style>
    <style:style style:name="P5" style:family="paragraph" style:parent-style-name="Standard">
      <style:text-properties officeooo:rsid="0008d916" officeooo:paragraph-rsid="00095629"/>
    </style:style>
    <style:style style:name="P6" style:family="paragraph" style:parent-style-name="Standard">
      <style:text-properties officeooo:rsid="00095629" officeooo:paragraph-rsid="00095629"/>
    </style:style>
    <style:style style:name="P7" style:family="paragraph" style:parent-style-name="Standard">
      <style:text-properties officeooo:rsid="000b349c" officeooo:paragraph-rsid="000b349c"/>
    </style:style>
    <style:style style:name="P8" style:family="paragraph" style:parent-style-name="Standard">
      <style:text-properties officeooo:rsid="0010164f" officeooo:paragraph-rsid="0010164f"/>
    </style:style>
    <style:style style:name="P9" style:family="paragraph" style:parent-style-name="Standard">
      <style:text-properties officeooo:rsid="0010e732" officeooo:paragraph-rsid="0010164f"/>
    </style:style>
    <style:style style:name="P10" style:family="paragraph" style:parent-style-name="Standard">
      <style:text-properties officeooo:rsid="0010e732" officeooo:paragraph-rsid="0010e732"/>
    </style:style>
    <style:style style:name="P11" style:family="paragraph" style:parent-style-name="Standard">
      <style:text-properties officeooo:rsid="0010e732" officeooo:paragraph-rsid="00164473"/>
    </style:style>
    <style:style style:name="P12" style:family="paragraph" style:parent-style-name="Standard">
      <style:text-properties officeooo:rsid="0012a0cb" officeooo:paragraph-rsid="0012a0cb"/>
    </style:style>
    <style:style style:name="P13" style:family="paragraph" style:parent-style-name="Standard">
      <style:text-properties officeooo:rsid="001382e1" officeooo:paragraph-rsid="001382e1"/>
    </style:style>
    <style:style style:name="P14" style:family="paragraph" style:parent-style-name="Standard">
      <style:text-properties officeooo:rsid="00164473" officeooo:paragraph-rsid="00164473"/>
    </style:style>
    <style:style style:name="P15" style:family="paragraph" style:parent-style-name="Standard">
      <style:text-properties officeooo:rsid="0016fe22" officeooo:paragraph-rsid="0016fe22"/>
    </style:style>
    <style:style style:name="P16" style:family="paragraph" style:parent-style-name="Standard">
      <style:text-properties officeooo:rsid="00172017" officeooo:paragraph-rsid="00172017"/>
    </style:style>
    <style:style style:name="P17" style:family="paragraph" style:parent-style-name="Standard">
      <style:text-properties officeooo:rsid="0017a1f1" officeooo:paragraph-rsid="0017a1f1"/>
    </style:style>
    <style:style style:name="P18" style:family="paragraph" style:parent-style-name="Standard">
      <style:text-properties officeooo:rsid="00095629" officeooo:paragraph-rsid="00095629"/>
    </style:style>
    <style:style style:name="P19" style:family="paragraph" style:parent-style-name="Standard" style:list-style-name="L1">
      <style:text-properties officeooo:rsid="0012a0cb" officeooo:paragraph-rsid="001382e1"/>
    </style:style>
    <style:style style:name="P20" style:family="paragraph" style:parent-style-name="Standard" style:list-style-name="L1">
      <style:text-properties officeooo:rsid="001382e1" officeooo:paragraph-rsid="001382e1"/>
    </style:style>
    <style:style style:name="P21" style:family="paragraph" style:parent-style-name="Standard">
      <style:text-properties officeooo:rsid="00172017" officeooo:paragraph-rsid="00172017"/>
    </style:style>
    <style:style style:name="P22" style:family="paragraph" style:parent-style-name="Standard">
      <style:text-properties officeooo:rsid="00182151" officeooo:paragraph-rsid="00182151"/>
    </style:style>
    <style:style style:name="P23" style:family="paragraph" style:parent-style-name="Heading_20_3">
      <style:paragraph-properties fo:break-before="page"/>
    </style:style>
    <style:style style:name="T1" style:family="text">
      <style:text-properties officeooo:rsid="0008d916"/>
    </style:style>
    <style:style style:name="T2" style:family="text">
      <style:text-properties officeooo:rsid="00095629"/>
    </style:style>
    <style:style style:name="T3" style:family="text">
      <style:text-properties officeooo:rsid="000b349c"/>
    </style:style>
    <style:style style:name="T4" style:family="text">
      <style:text-properties officeooo:rsid="000cf40c"/>
    </style:style>
    <style:style style:name="T5" style:family="text">
      <style:text-properties officeooo:rsid="0010e732"/>
    </style:style>
    <style:style style:name="T6" style:family="text">
      <style:text-properties officeooo:rsid="0012a0cb"/>
    </style:style>
    <style:style style:name="T7" style:family="text">
      <style:text-properties style:font-name="Courier New"/>
    </style:style>
    <style:style style:name="T8" style:family="text">
      <style:text-properties officeooo:rsid="001382e1"/>
    </style:style>
    <style:style style:name="T9" style:family="text">
      <style:text-properties officeooo:rsid="00164473"/>
    </style:style>
    <style:style style:name="T10" style:family="text">
      <style:text-properties officeooo:rsid="0016fe22"/>
    </style:style>
    <style:style style:name="T11" style:family="text">
      <style:text-properties officeooo:rsid="0017a1f1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style:text-position="super 58%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Cartesian <text:span text:style-name="T1">Stair Pair </text:span>Combinatorics</text:p>
      <text:p text:style-name="P2">by Sven Nilsen, 2020</text:p>
      <text:p text:style-name="P1"/>
      <text:p text:style-name="P3">In this paper I present a combinatorics over Cartesian products <text:span text:style-name="T1">using stair pairs as generators</text:span>.</text:p>
      <text:p text:style-name="P1"/>
      <text:p text:style-name="P4">A unit element is a Cartesian product<text:span text:style-name="T13"><text:reference-ref text:reference-format="text" text:ref-name="cartesian product">[1]</text:reference-ref></text:span> over zero arguments:</text:p>
      <text:p text:style-name="P1"/>
      <text:p text:style-name="P1"><text:tab/>()<text:tab/><text:tab/>unit element<text:tab/><text:tab/><text:span text:style-name="T1">0</text:span></text:p>
      <text:p text:style-name="P1"/>
      <text:p text:style-name="P4">For readability, I will use `() = 0`.</text:p>
      <text:p text:style-name="P4"/>
      <text:p text:style-name="P4">A singleton is a Cartesian product over a single argument:</text:p>
      <text:p text:style-name="P4"/>
      <text:p text:style-name="P4"><text:tab/>(())<text:tab/><text:tab/>singleton<text:tab/><text:tab/>(0)<text:tab/><text:tab/>1</text:p>
      <text:p text:style-name="P4"/>
      <text:p text:style-name="P4">For readability, I will use `(()) = 1`.</text:p>
      <text:p text:style-name="P4"/>
      <text:p text:style-name="P4">A singleton can be constructed for any Cartesian product.</text:p>
      <text:p text:style-name="P4">Notice that a singleton construction is isomorphic to the successor function of natural numbers<text:span text:style-name="T13"><text:reference-ref text:reference-format="text" text:ref-name="peano axioms">[2]</text:reference-ref></text:span>.</text:p>
      <text:p text:style-name="P4">In this combinatorics, such constructions are ignored and represented by `(())`.</text:p>
      <text:p text:style-name="P4">This choice makes it possible to use natural numbers for other structures:</text:p>
      <text:p text:style-name="P4"/>
      <text:p text:style-name="P5"><text:tab/><text:span text:style-name="T2">2 = (1, 1)</text:span></text:p>
      <text:p text:style-name="P6"><text:tab/>3 = (1, 1, 1)</text:p>
      <text:p text:style-name="P6"><text:tab/>4 = (1, 1, 1, 1)</text:p>
      <text:p text:style-name="P5"><text:tab/><text:span text:style-name="T2">n = (1, 1, …)</text:span></text:p>
      <text:p text:style-name="P5"/>
      <text:p text:style-name="P6">For every `n : nat`, the Cartesian product of `n` singletons is labeled `n`.</text:p>
      <text:p text:style-name="P6"/>
      <text:p text:style-name="P6">Naturally, this holds for <text:span text:style-name="T3">the unit element `()`.</text:span></text:p>
      <text:p text:style-name="P6"/>
      <text:p text:style-name="P7">This holds also for the choice of ignoring successors:</text:p>
      <text:p text:style-name="P6"/>
      <text:p text:style-name="P6"><text:tab/>((())) = <text:span text:style-name="T3">(</text:span>1<text:span text:style-name="T3">)</text:span> = <text:span text:style-name="T3">1</text:span></text:p>
      <text:p text:style-name="P6"/>
      <text:p text:style-name="P7">Now, the labels will be reused such that for any `a` and `b` with a leftover,</text:p>
      <text:p text:style-name="P7">they can be contracted to `a + b`:</text:p>
      <text:p text:style-name="P7"/>
      <text:p text:style-name="P7"><text:tab/>2 = (1, 1) = (2)<text:tab/><text:tab/><text:tab/>not valid since there is no leftover</text:p>
      <text:p text:style-name="P7"><text:tab/>3 = (1, 1, 1) = (1, 2) = (2, 1)<text:tab/><text:tab/>valid since there is a leftover</text:p>
      <text:p text:style-name="P7"/>
      <text:p text:style-name="P7">Another way to <text:span text:style-name="T4">formulate this law, is to “lift up” any element generated by a label:</text:span></text:p>
      <text:p text:style-name="P7"/>
      <text:p text:style-name="P7"><text:tab/><text:span text:style-name="T4">3 = (2, 1) = ((1, 1), 1) = (1, 1, 1)</text:span></text:p>
      <text:p text:style-name="P7"/>
      <text:p text:style-name="P8">One can think about a label as a grammar for Cartesian products.</text:p>
      <text:p text:style-name="P10"><text:soft-page-break/>To generate the grammar for Cartesian products, one can use stair pairs recursively.</text:p>
      <text:p text:style-name="P10">Stair pairs can be used to enumerate all pairs `(a, b)` where the sum is constant<text:span text:style-name="T13"><text:reference-ref text:reference-format="text" text:ref-name="stair pairs">[3]</text:reference-ref></text:span>.</text:p>
      <text:p text:style-name="P8"/>
      <text:p text:style-name="P8">A stair pair has the property that for every pair, there is an associated number:</text:p>
      <text:p text:style-name="P8"/>
      <text:p text:style-name="P8"><text:tab/>(a, b)<text:tab/><text:tab/>a + b – 1</text:p>
      <text:p text:style-name="P8"/>
      <text:p text:style-name="P8">By adding one to this number, one gets the sum `a + b`.</text:p>
      <text:p text:style-name="P8"/>
      <text:p text:style-name="P8">Since <text:span text:style-name="T5">the labels </text:span>`<text:span text:style-name="T6">() = </text:span>0` and `<text:span text:style-name="T6">(()) = </text:span>1` <text:span text:style-name="T5">can not be represented as pairs,<text:line-break/>and `2 = (1, 1)` does not satisfy `a &lt; b`, the pairs must start at `3`.</text:span></text:p>
      <text:p text:style-name="P14">This means that one must add <text:span text:style-name="T10">`3` to the associated number, which is `a + b + 2`.</text:span></text:p>
      <text:p text:style-name="P15">To fix the sum, one adds `1` to each component of the pair:</text:p>
      <text:p text:style-name="P8"/>
      <text:p text:style-name="P8"><text:tab/><text:span text:style-name="T5">(a + 1, b + 1)<text:tab/><text:tab/>a + b + 2</text:span></text:p>
      <text:p text:style-name="P9"/>
      <text:p text:style-name="P10">A simpler way to do this is to use a<text:span text:style-name="T9">n a</text:span>symmetric path and solve it:</text:p>
      <text:p text:style-name="P10"/>
      <text:p text:style-name="P11"><text:span text:style-name="T7">∴</text:span><text:tab/>stair_pair[(+ <text:span text:style-name="T9">3</text:span>) →<text:span text:style-name="T9"> ((+ 1), (+ 1))</text:span>](n : nat) =</text:p>
      <text:p text:style-name="P11"><text:tab/><text:tab/>if even(n) {(n / 2 – 1, n / 2 + 1)}</text:p>
      <text:p text:style-name="P10"><text:tab/><text:tab/>else {((n – 1) / 2, (n – 1) / 2 + 1)}</text:p>
      <text:p text:style-name="P10"/>
      <text:p text:style-name="P10"><text:span text:style-name="T7">∵</text:span><text:tab/>stair_pair(n : nat) = if even(n) {((n + 2) / 2 – 1, (n + 2) / 2)}</text:p>
      <text:p text:style-name="P10"><text:tab/><text:tab/><text:tab/> <text:s text:c="7"/>else {((n + 3) / 2 – 2, (n + 3) / 2)}</text:p>
      <text:p text:style-name="P10"/>
      <text:p text:style-name="P12">When adding <text:span text:style-name="T10">`3`</text:span>, an even number becomes odd and vice versa, so the if-cases are swapped.</text:p>
      <text:p text:style-name="P12"/>
      <text:p text:style-name="P12">The remaining work is the following:</text:p>
      <text:p text:style-name="P12"/>
      <text:list xml:id="list7548410470081362469" text:style-name="L1">
        <text:list-item>
          <text:p text:style-name="P19">All <text:span text:style-name="T8">swaps `(b, a)` for `(a, b)`</text:span></text:p>
        </text:list-item>
        <text:list-item>
          <text:p text:style-name="P20">If the label `n` is even <text:span text:style-name="T11">and `n &gt; 0`</text:span>, then add grammars of `(n / 2, n / 2)`</text:p>
        </text:list-item>
      </text:list>
      <text:p text:style-name="P13"/>
      <text:p text:style-name="P13">When lifting is not included, this generates every binary Cartesian product exactly once.</text:p>
      <text:p text:style-name="P17">Such Cartesian products can be generated without any overhead.</text:p>
      <text:p text:style-name="P13"/>
      <text:p text:style-name="P16"><text:span text:style-name="T11">For each</text:span> lift, one can use a hash table to check whether an element has been generated.</text:p>
      <text:p text:style-name="P17">One can use the check on grammars, to avoid expanding an entire branch if it already was visited.</text:p>
      <text:p text:style-name="P16"/>
      <text:p text:style-name="P16">This introduces some overhead, but is relatively easy to program instead of dealing with every case.</text:p>
      <text:p text:style-name="P16">As a result, every Cartesian product <text:span text:style-name="T11">can be enumerated, ignoring successor singletons.</text:span></text:p>
      <text:p text:style-name="P16"/>
      <text:h text:style-name="P23" text:outline-level="3">References:</text:h>
      <text:p text:style-name="P22"/>
      <text:p text:style-name="P22"><text:reference-mark-start text:name="cartesian product"/>[1]<text:reference-mark-end text:name="cartesian product"/><text:tab/>“Cartesian product”</text:p>
      <text:p text:style-name="P22"><text:tab/>Wikipedia</text:p>
      <text:p text:style-name="P22"><text:tab/><text:a xlink:type="simple" xlink:href="https://en.wikipedia.org/wiki/Cartesian_product" text:style-name="Internet_20_link" text:visited-style-name="Visited_20_Internet_20_Link"><text:span text:style-name="T12">https://en.wikipedia.org/wiki/Cartesian_product</text:span></text:a></text:p>
      <text:p text:style-name="P22"/>
      <text:p text:style-name="P22"><text:reference-mark-start text:name="peano axioms"/>[2]<text:reference-mark-end text:name="peano axioms"/><text:tab/>“Peano axioms”</text:p>
      <text:p text:style-name="P22"><text:tab/>Wikipedia</text:p>
      <text:p text:style-name="P22"><text:tab/><text:a xlink:type="simple" xlink:href="https://en.wikipedia.org/wiki/Peano_axioms" text:style-name="Internet_20_link" text:visited-style-name="Visited_20_Internet_20_Link"><text:span text:style-name="T12">https://en.wikipedia.org/wiki/Peano_axioms</text:span></text:a></text:p>
      <text:p text:style-name="P22"/>
      <text:p text:style-name="P22"><text:reference-mark-start text:name="stair pairs"/>[3]<text:reference-mark-end text:name="stair pairs"/><text:tab/>“Stair Pairs”</text:p>
      <text:p text:style-name="P22"><text:tab/>Sven Nilsen, 2020</text:p>
      <text:p text:style-name="P22"><text:tab/><text:a xlink:type="simple" xlink:href="https://github.com/advancedresearch/path_semantics/blob/master/papers-wip/stair-pairs.pdf" text:style-name="Internet_20_link" text:visited-style-name="Visited_20_Internet_20_Link"><text:span text:style-name="T12">https://github.com/advancedresearch/path_semantics/blob/master/papers-wip/stair-pairs.pdf</text:span></text:a></text:p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5T18:27:01.702775000</meta:creation-date>
    <dc:date>2020-09-28T02:29:45.703507000</dc:date>
    <meta:editing-duration>PT6M32S</meta:editing-duration>
    <meta:editing-cycles>3</meta:editing-cycles>
    <meta:generator>LibreOffice/5.1.2.2$MacOSX_X86_64 LibreOffice_project/d3bf12ecb743fc0d20e0be0c58ca359301eb705f</meta:generator>
    <meta:document-statistic meta:table-count="0" meta:image-count="0" meta:object-count="0" meta:page-count="3" meta:paragraph-count="63" meta:word-count="633" meta:character-count="3346" meta:non-whitespace-character-count="2729"/>
  </office:meta>
</office:document-meta>
</file>